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ef15d" officeooo:paragraph-rsid="000ef1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73965056" text:style-name="L1">
        <text:list-item>
          <text:p text:style-name="P1">Описание</text:p>
        </text:list-item>
        <text:list-item>
          <text:p text:style-name="P1">Распределение ролей</text:p>
        </text:list-item>
        <text:list-item>
          <text:p text:style-name="P1">Примеры отчета и данных</text:p>
        </text:list-item>
        <text:list-item>
          <text:p text:style-name="P1">Задача</text:p>
          <text:p text:style-name="P1"/>
        </text:list-item>
        <text:list-item>
          <text:p text:style-name="P1">Критерии скриптов</text:p>
        </text:list-item>
        <text:list-item>
          <text:p text:style-name="P1">Примеры данных для обработки</text:p>
        </text:list-item>
        <text:list-item>
          <text:p text:style-name="P1">Критерии оценивания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10T00:08:35.303000000</dc:date>
    <meta:editing-duration>PT2M46S</meta:editing-duration>
    <meta:editing-cycles>1</meta:editing-cycles>
    <meta:document-statistic meta:table-count="0" meta:image-count="0" meta:object-count="0" meta:page-count="1" meta:paragraph-count="7" meta:word-count="23" meta:character-count="134" meta:non-whitespace-character-count="125"/>
    <meta:generator>LibreOffice/7.1.5.2$Windows_X86_64 LibreOffice_project/85f04e9f809797b8199d13c421bd8a2b025d52b5</meta:generator>
  </office:meta>
</office:document-meta>
</file>